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39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2.923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2.732cm"/>
    </style:style>
    <style:style style:name="co15" style:family="table-column">
      <style:table-column-properties fo:break-before="auto" style:column-width="28.91cm"/>
    </style:style>
    <style:style style:name="co16" style:family="table-column">
      <style:table-column-properties fo:break-before="auto" style:column-width="21.583cm"/>
    </style:style>
    <style:style style:name="co17" style:family="table-column">
      <style:table-column-properties fo:break-before="auto" style:column-width="25.315cm"/>
    </style:style>
    <style:style style:name="co18" style:family="table-column">
      <style:table-column-properties fo:break-before="auto" style:column-width="15.318cm"/>
    </style:style>
    <style:style style:name="co19" style:family="table-column">
      <style:table-column-properties fo:break-before="auto" style:column-width="24.061cm"/>
    </style:style>
    <style:style style:name="co20" style:family="table-column">
      <style:table-column-properties fo:break-before="auto" style:column-width="3.194cm"/>
    </style:style>
    <style:style style:name="co21" style:family="table-column">
      <style:table-column-properties fo:break-before="auto" style:column-width="15.508cm"/>
    </style:style>
    <style:style style:name="co22" style:family="table-column">
      <style:table-column-properties fo:break-before="auto" style:column-width="10.414cm"/>
    </style:style>
    <style:style style:name="co23" style:family="table-column">
      <style:table-column-properties fo:break-before="auto" style:column-width="12.13cm"/>
    </style:style>
    <style:style style:name="co24" style:family="table-column">
      <style:table-column-properties fo:break-before="auto" style:column-width="6.165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number-columns-repeated="1000" table:default-cell-style-name="ce3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4" table:number-columns-repeated="1001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"https://www.reichelt.com/index.html?ACTION=3</text:p>
          </table:table-cell>
          <table:table-cell table:number-columns-repeated="2"/>
          <table:table-cell office:value-type="string">
            <text:p>http://www.musikding.de/8-pin-socket</text:p>
          </table:table-cell>
          <table:table-cell table:number-columns-repeated="1002"/>
        </table:table-row>
        <table:table-row table:style-name="ro1">
          <table:table-cell office:value-type="string">
            <text:p>JP21, JP23, JP25</text:p>
          </table:table-cell>
          <table:table-cell office:value-type="string">
            <text:p>Female MicroMatch 2x2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71-215079-4</text:p>
          </table:table-cell>
          <table:table-cell office:value-type="float" office:value="148507">
            <text:p>148507</text:p>
          </table:table-cell>
          <table:table-cell office:value-type="float" office:value="6805129">
            <text:p>6805129</text:p>
          </table:table-cell>
          <table:table-cell/>
          <table:table-cell office:value-type="string">
            <text:p>MM FL 4G</text:p>
          </table:table-cell>
          <table:table-cell table:number-columns-repeated="4"/>
          <table:table-cell office:value-type="string">
            <text:p>http://eu.mouser.com/ProductDetail/TE-Connectivity-AMP/215079-4/?qs=sGAEpiMZZMvlX3nhDDO4AHmIpHKxEGML84xWMYERfv0%3d</text:p>
          </table:table-cell>
          <table:table-cell office:value-type="string">
            <text:p>http://fr.farnell.com/te-connectivity-amp/7-215079-4/embase-entree-sup-4-voies/dp/148507</text:p>
          </table:table-cell>
          <table:table-cell office:value-type="string">
            <text:p>http://www.rs-particuliers.com/WebCatalog/Support_pour_circuit_imprime__4_Contacts__2_Rangees__Traversant__Droit__au_pas_de_254mm-6805129.aspx</text:p>
          </table:table-cell>
          <table:table-cell/>
          <table:table-cell office:value-type="string">
            <text:p>https://www.reichelt.com/Micro-Match-Connectors/MM-FL-4G/3/index.html?&amp;ACTION=3&amp;LA=2&amp;ARTICLE=52802&amp;GROUPID=5214&amp;artnr=MM+FL+4G</text:p>
          </table:table-cell>
          <table:table-cell table:number-columns-repeated="1005"/>
        </table:table-row>
        <table:table-row table:style-name="ro1">
          <table:table-cell office:value-type="string">
            <text:p>JP20, JP24</text:p>
          </table:table-cell>
          <table:table-cell office:value-type="string">
            <text:p>Female MicroMatch 2x3</text:p>
          </table:table-cell>
          <table:table-cell office:value-type="string">
            <text:p>Connec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71-215079-6</text:p>
          </table:table-cell>
          <table:table-cell office:value-type="float" office:value="148519">
            <text:p>148519</text:p>
          </table:table-cell>
          <table:table-cell office:value-type="float" office:value="6805123">
            <text:p>6805123</text:p>
          </table:table-cell>
          <table:table-cell/>
          <table:table-cell office:value-type="string">
            <text:p>MM FL 6G</text:p>
          </table:table-cell>
          <table:table-cell table:number-columns-repeated="4"/>
          <table:table-cell office:value-type="string">
            <text:p>http://eu.mouser.com/ProductDetail/TE-Connectivity/215079-6/?qs=sGAEpiMZZMs%252bGHln7q6pm48SVpWlpfsECZqIi2rkWjs%3d</text:p>
          </table:table-cell>
          <table:table-cell office:value-type="string">
            <text:p>http://fr.farnell.com/te-connectivity-amp/7-215079-6/embase-entree-sup-6-voies/dp/148519</text:p>
          </table:table-cell>
          <table:table-cell office:value-type="string">
            <text:p>http://www.rs-particuliers.com/WebCatalog/Support_pour_circuit_imprime__6_Contacts__2_Rangees__Traversant__Droit__au_pas_de_254mm-6805123.aspx</text:p>
          </table:table-cell>
          <table:table-cell/>
          <table:table-cell office:value-type="string">
            <text:p>"https://www.reichelt.com/Micro-Match-Connectors/MM-FL-4G/3/index.html?ACTION=3</text:p>
          </table:table-cell>
          <table:table-cell table:number-columns-repeated="1005"/>
        </table:table-row>
        <table:table-row table:style-name="ro1">
          <table:table-cell office:value-type="string">
            <text:p>JP19</text:p>
          </table:table-cell>
          <table:table-cell office:value-type="string">
            <text:p>Male Pin Header - 1x3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16-403HLF</text:p>
          </table:table-cell>
          <table:table-cell table:number-columns-repeated="2"/>
          <table:table-cell office:value-type="string">
            <text:p>A-199</text:p>
          </table:table-cell>
          <table:table-cell office:value-type="string">
            <text:p>SL 1X40W 2,54</text:p>
          </table:table-cell>
          <table:table-cell table:number-columns-repeated="4"/>
          <table:table-cell office:value-type="string">
            <text:p>http://www.mouser.com/ProductDetail/FCI/68016-403HLF/?qs=sGAEpiMZZMs%252bGHln7q6pm5UEVHbf9fBzDY4ScTmmUK4%3d</text:p>
          </table:table-cell>
          <table:table-cell table:number-columns-repeated="2"/>
          <table:table-cell office:value-type="string">
            <text:p>http://www.taydaelectronics.com/40-pin-2-54-mm-angle-single-row-pin-header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JP22</text:p>
          </table:table-cell>
          <table:table-cell office:value-type="string">
            <text:p>Fe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03</text:p>
          </table:table-cell>
          <table:table-cell office:value-type="string">
            <text:p>MPE 094-1-004</text:p>
          </table:table-cell>
          <table:table-cell table:number-columns-repeated="7"/>
          <table:table-cell office:value-type="string">
            <text:p>http://www.taydaelectronics.com/4-pin-2-54-mm-single-row-female-pin-header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JP26, JP27, JP28, JP29, JP30, JP35, JP36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4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JP33</text:p>
          </table:table-cell>
          <table:table-cell office:value-type="string">
            <text:p>Fe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992-8FX1L-254MM</text:p>
          </table:table-cell>
          <table:table-cell table:number-columns-repeated="2"/>
          <table:table-cell office:value-type="string">
            <text:p>A-1305</text:p>
          </table:table-cell>
          <table:table-cell office:value-type="string">
            <text:p>MPE 094-1-008</text:p>
          </table:table-cell>
          <table:table-cell table:number-columns-repeated="4"/>
          <table:table-cell office:value-type="string">
            <text:p>http://www.mouser.com/ProductDetail/Gravitech/8Fx1L-254mm/?qs=%2fha2pyFadugnEmwyVX0wFNcex5axJ9fh5qjwBy0KoG9wcrbkuzKgkQ%3d%3d</text:p>
          </table:table-cell>
          <table:table-cell table:number-columns-repeated="2"/>
          <table:table-cell office:value-type="string">
            <text:p>http://www.taydaelectronics.com/8-pin-2-54-mm-single-row-female-pin-header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JP31, JP32</text:p>
          </table:table-cell>
          <table:table-cell office:value-type="string">
            <text:p>Fe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10FX1-254MM</text:p>
          </table:table-cell>
          <table:table-cell table:number-columns-repeated="2"/>
          <table:table-cell office:value-type="string">
            <text:p>A-1306</text:p>
          </table:table-cell>
          <table:table-cell office:value-type="string">
            <text:p>BL 1X10G8 2,54</text:p>
          </table:table-cell>
          <table:table-cell table:number-columns-repeated="4"/>
          <table:table-cell office:value-type="string">
            <text:p>http://www.mouser.com/ProductDetail/Gravitech/10Fx1-254mm/?qs=%2fha2pyFadui9GE%2fDCc%2fggCxHBlKmGOufsJOclKGueR2hsud0ORatFQ%3d%3d</text:p>
          </table:table-cell>
          <table:table-cell table:number-columns-repeated="2"/>
          <table:table-cell office:value-type="string">
            <text:p>http://www.taydaelectronics.com/10-pin-2-54-mm-single-row-female-pin-header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JP34</text:p>
          </table:table-cell>
          <table:table-cell office:value-type="string">
            <text:p>Fe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4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394</text:p>
          </table:table-cell>
          <table:table-cell office:value-type="string">
            <text:p>90.9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90R9F</text:p>
          </table:table-cell>
          <table:table-cell table:number-columns-repeated="3"/>
          <table:table-cell office:value-type="string">
            <text:p>METALL 90,9</text:p>
          </table:table-cell>
          <table:table-cell table:number-columns-repeated="4"/>
          <table:table-cell office:value-type="string">
            <text:p>http://www.mouser.fr/ProductDetail/KOA-Speer/MF1-4DC90R9F/?qs=sGAEpiMZZMu61qfTUdNhG5OZwJLfY7kqHkF0ZB%252b%2f3KQ%3d</text:p>
          </table:table-cell>
          <table:table-cell table:number-columns-repeated="3"/>
          <table:table-cell office:value-type="string">
            <text:p>"https://www.reichelt.com/1-4W-4-7/3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436, R437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4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379, R380, R386, R392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4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428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4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396, R42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4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393</text:p>
          </table:table-cell>
          <table:table-cell office:value-type="string">
            <text:p>4.75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T52R4751F</text:p>
          </table:table-cell>
          <table:table-cell table:number-columns-repeated="3"/>
          <table:table-cell office:value-type="string">
            <text:p>METALL 4,75K</text:p>
          </table:table-cell>
          <table:table-cell table:number-columns-repeated="4"/>
          <table:table-cell office:value-type="string">
            <text:p>http://www.mouser.fr/ProductDetail/KOA-Speer/MF1-4DCT52R4751F/?qs=%2fha2pyFadujx107AAlVRuugplMnSWEeeK8xal3FY1AuildTFRZ5hxhTuC4obzTEU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395, R404, R412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4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397, R398, R405, R406, R413, R414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4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399, R401, R402, R403, R407, R409, R410, R411, R415, R417, R418, R419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4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426</text:p>
          </table:table-cell>
          <table:table-cell office:value-type="string">
            <text:p>1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1K</text:p>
          </table:table-cell>
          <table:table-cell table:number-columns-repeated="4"/>
          <table:table-cell office:value-type="string">
            <text:p>http://www.mouser.com/ProductDetail/Xicon/291-11K-RC/?qs=%2fha2pyFaduhsmAACi6pj%252bbZAYXagFBhKWt%2frvDmaSQ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400, R408, R416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4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421, R422, R438</text:p>
          </table:table-cell>
          <table:table-cell office:value-type="string">
            <text:p>24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4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4K</text:p>
          </table:table-cell>
          <table:table-cell table:number-columns-repeated="4"/>
          <table:table-cell office:value-type="string">
            <text:p>http://www.mouser.com/ProductDetail/Xicon/291-24K-RC/?qs=sGAEpiMZZMu61qfTUdNhG81NIhcRRUJQf%252bxk7VTQGi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423, R424, R425, R427, R433, R435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4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429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4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434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4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432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4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430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4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R431</text:p>
          </table:table-cell>
          <table:table-cell office:value-type="string">
            <text:p>3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30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00K</text:p>
          </table:table-cell>
          <table:table-cell table:number-columns-repeated="4"/>
          <table:table-cell office:value-type="string">
            <text:p>http://www.mouser.com/ProductDetail/Xicon/291-300K-RC/?qs=sGAEpiMZZMu61qfTUdNhG81NIhcRRUJQ3VHtZD3FhL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IC25, IC26, IC27, IC28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"https://www.reichelt.com/index.html?ACTION=3</text:p>
          </table:table-cell>
          <table:table-cell table:number-columns-repeated="2"/>
          <table:table-cell office:value-type="string">
            <text:p>http://www.musikding.de/TL072_1</text:p>
          </table:table-cell>
          <table:table-cell table:number-columns-repeated="1002"/>
        </table:table-row>
        <table:table-row table:style-name="ro1">
          <table:table-cell office:value-type="string">
            <text:p>C92</text:p>
          </table:table-cell>
          <table:table-cell office:value-type="string">
            <text:p>100nF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4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"https://www.reichelt.com/index.html?ACTION=3</text:p>
          </table:table-cell>
          <table:table-cell table:number-columns-repeated="1005"/>
        </table:table-row>
        <table:table-row table:style-name="ro1">
          <table:table-cell office:value-type="string">
            <text:p>SW1, SW3, SW4, SW5, SW7, SW8, SW9, SW10</text:p>
          </table:table-cell>
          <table:table-cell office:value-type="string">
            <text:p>APEM5636</text:p>
          </table:table-cell>
          <table:table-cell office:value-type="string">
            <text:p>Switch</text:p>
          </table:table-cell>
          <table:table-cell office:value-type="float" office:value="8">
            <text:p>8</text:p>
          </table:table-cell>
          <table:table-cell office:value-type="string">
            <text:p>Farnell</text:p>
          </table:table-cell>
          <table:table-cell office:value-type="string">
            <text:p>642-5636A</text:p>
          </table:table-cell>
          <table:table-cell office:value-type="float" office:value="1082299">
            <text:p>1082299</text:p>
          </table:table-cell>
          <table:table-cell office:value-type="float" office:value="1900642">
            <text:p>1900642</text:p>
          </table:table-cell>
          <table:table-cell table:number-columns-repeated="6"/>
          <table:table-cell office:value-type="string">
            <text:p>http://www.mouser.com/ProductDetail/Apem/5636A/?qs=sGAEpiMZZMvudeGI7i40XJ7eIbmDuzXRjO9yNmFkD4s%3d</text:p>
          </table:table-cell>
          <table:table-cell office:value-type="string">
            <text:p>http://fr.farnell.com/apem/5636a/commutateur-spdt/dp/1082299?ost=1082299&amp;categoryId=&amp;categoryName=</text:p>
          </table:table-cell>
          <table:table-cell office:value-type="string">
            <text:p>http://www.rs-particuliers.com/WebCatalog/Interrupteur_a_levier__On_On__SP__6_A_@_125_V_ca-1900642.aspx</text:p>
          </table:table-cell>
          <table:table-cell table:number-columns-repeated="1007"/>
        </table:table-row>
        <table:table-row table:style-name="ro1">
          <table:table-cell office:value-type="string">
            <text:p>SW2, SW6</text:p>
          </table:table-cell>
          <table:table-cell office:value-type="string">
            <text:p>APEM5646</text:p>
          </table:table-cell>
          <table:table-cell office:value-type="string">
            <text:p>Switch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string">
            <text:p>642-5646A</text:p>
          </table:table-cell>
          <table:table-cell office:value-type="float" office:value="1082313">
            <text:p>1082313</text:p>
          </table:table-cell>
          <table:table-cell office:value-type="float" office:value="1900664">
            <text:p>1900664</text:p>
          </table:table-cell>
          <table:table-cell table:number-columns-repeated="6"/>
          <table:table-cell office:value-type="string">
            <text:p>http://www.mouser.fr/ProductDetail/Apem/5646A/?qs=sGAEpiMZZMsG1k5vdNM%2fc%252bF7VAaDFXI9</text:p>
          </table:table-cell>
          <table:table-cell office:value-type="string">
            <text:p>http://fr.farnell.com/apem/5646a/commutateur-dpdt/dp/1082313?ost=1082313&amp;categoryId=&amp;categoryName=</text:p>
          </table:table-cell>
          <table:table-cell office:value-type="string">
            <text:p>http://www.rs-particuliers.com/WebCatalog/Interrupteur_a_levier__On_On__Bipolaire__6_A_@_125_V_ca-1900664.aspx</text:p>
          </table:table-cell>
          <table:table-cell table:number-columns-repeated="1007"/>
        </table:table-row>
        <table:table-row table:style-name="ro1">
          <table:table-cell office:value-type="string">
            <text:p>P5, P7, P9, P10, P12, P13, P16, P19, P20, P21</text:p>
          </table:table-cell>
          <table:table-cell office:value-type="string">
            <text:p>5k-LIN</text:p>
          </table:table-cell>
          <table:table-cell office:value-type="string">
            <text:p>Potentiomete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22</text:p>
          </table:table-cell>
          <table:table-cell table:number-columns-repeated="2"/>
          <table:table-cell office:value-type="string">
            <text:p>1011 1084</text:p>
          </table:table-cell>
          <table:table-cell office:value-type="string">
            <text:p>al16gewpr5kl</text:p>
          </table:table-cell>
          <table:table-cell office:value-type="string">
            <text:p>210-100-B-5K</text:p>
          </table:table-cell>
          <table:table-cell table:number-columns-repeated="3"/>
          <table:table-cell office:value-type="string">
            <text:p>http://www.taydaelectronics.com/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1001"/>
        </table:table-row>
        <table:table-row table:style-name="ro1">
          <table:table-cell office:value-type="string">
            <text:p>P2, P3, P4, P6, P8, P11</text:p>
          </table:table-cell>
          <table:table-cell office:value-type="string">
            <text:p>25k-LIN</text:p>
          </table:table-cell>
          <table:table-cell office:value-type="string">
            <text:p>Potentiomete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6</text:p>
          </table:table-cell>
          <table:table-cell table:number-columns-repeated="2"/>
          <table:table-cell office:value-type="string">
            <text:p>1011 1086</text:p>
          </table:table-cell>
          <table:table-cell office:value-type="string">
            <text:p>al16gewpr25k</text:p>
          </table:table-cell>
          <table:table-cell office:value-type="string">
            <text:p>210-100-B-25K</text:p>
          </table:table-cell>
          <table:table-cell table:number-columns-repeated="3"/>
          <table:table-cell office:value-type="string">
            <text:p>http://www.taydaelectronics.com/2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2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1001"/>
        </table:table-row>
        <table:table-row table:style-name="ro1">
          <table:table-cell office:value-type="string">
            <text:p>P22</text:p>
          </table:table-cell>
          <table:table-cell office:value-type="string">
            <text:p>50k-REV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101</text:p>
          </table:table-cell>
          <table:table-cell office:value-type="string">
            <text:p>al16gepr50kr</text:p>
          </table:table-cell>
          <table:table-cell office:value-type="string">
            <text:p>210-100-C-50K</text:p>
          </table:table-cell>
          <table:table-cell table:number-columns-repeated="6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0k-rev-log</text:p>
          </table:table-cell>
          <table:table-cell office:value-type="string">
            <text:p>http://www.mammothelectronics.com/Alpha-Potentiometer-p/210-100-c.htm</text:p>
          </table:table-cell>
          <table:table-cell table:number-columns-repeated="1001"/>
        </table:table-row>
        <table:table-row table:style-name="ro1">
          <table:table-cell office:value-type="string">
            <text:p>P1, P14, P15, P17, P18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5">
            <text:p>5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097</text:p>
          </table:table-cell>
          <table:table-cell office:value-type="string">
            <text:p>al16gewpr1Ml</text:p>
          </table:table-cell>
          <table:table-cell office:value-type="string">
            <text:p>210-100-A-1M</text:p>
          </table:table-cell>
          <table:table-cell table:number-columns-repeated="6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1M-log</text:p>
          </table:table-cell>
          <table:table-cell office:value-type="string">
            <text:p>http://www.mammothelectronics.com/Alpha-Potentiometer-p/210-100-a.htm</text:p>
          </table:table-cell>
          <table:table-cell table:number-columns-repeated="1001"/>
        </table:table-row>
        <table:table-row table:style-name="ro1">
          <table:table-cell office:value-type="string">
            <text:p>RSW1, RSW3, RSW5</text:p>
          </table:table-cell>
          <table:table-cell office:value-type="string">
            <text:p>SR2511-0206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4</text:p>
          </table:table-cell>
          <table:table-cell table:number-columns-repeated="8"/>
          <table:table-cell office:value-type="string">
            <text:p>http://www.taydaelectronics.com/rotary-switch-2-pole-6-position-alpha-sr2511.html</text:p>
          </table:table-cell>
          <table:table-cell table:number-columns-repeated="1006"/>
        </table:table-row>
        <table:table-row table:style-name="ro1">
          <table:table-cell office:value-type="string">
            <text:p>RSW2, RSW4, RSW6</text:p>
          </table:table-cell>
          <table:table-cell office:value-type="string">
            <text:p>SR2511-0304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5</text:p>
          </table:table-cell>
          <table:table-cell table:number-columns-repeated="8"/>
          <table:table-cell office:value-type="string">
            <text:p>http://www.taydaelectronics.com/rotary-switch-3-pole-4-position-alpha-sr2511-3639.html</text:p>
          </table:table-cell>
          <table:table-cell table:number-columns-repeated="100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/02/2016</text:date>, <text:time>00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2-08T00:43:17</dc:date>
    <dc:creator>Julien Delgoulet</dc:creator>
    <meta:document-statistic meta:table-count="1" meta:cell-count="431" meta:object-count="0"/>
  </office:meta>
</office:document-meta>
</file>